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318" officeooo:paragraph-rsid="001c0318"/>
    </style:style>
    <style:style style:name="P2" style:family="paragraph" style:parent-style-name="Standard">
      <style:text-properties officeooo:rsid="001c0318" officeooo:paragraph-rsid="001ec499"/>
    </style:style>
    <style:style style:name="P3" style:family="paragraph" style:parent-style-name="Standard">
      <style:text-properties officeooo:rsid="001c0318" officeooo:paragraph-rsid="0023b0bb"/>
    </style:style>
    <style:style style:name="P4" style:family="paragraph" style:parent-style-name="Standard">
      <style:text-properties officeooo:rsid="001c0318" officeooo:paragraph-rsid="002554f5"/>
    </style:style>
    <style:style style:name="P5" style:family="paragraph" style:parent-style-name="Standard">
      <style:text-properties officeooo:rsid="001c0318" officeooo:paragraph-rsid="00275229"/>
    </style:style>
    <style:style style:name="P6" style:family="paragraph" style:parent-style-name="Standard">
      <style:text-properties officeooo:paragraph-rsid="001c0318"/>
    </style:style>
    <style:style style:name="P7" style:family="paragraph" style:parent-style-name="Standard">
      <style:paragraph-properties fo:text-align="start" style:justify-single-word="false"/>
      <style:text-properties fo:font-size="15pt" fo:font-weight="bold" officeooo:rsid="001c0318" officeooo:paragraph-rsid="001ec499"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c0318" officeooo:paragraph-rsid="0023b0bb"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c0318" officeooo:paragraph-rsid="002554f5"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paragraph-rsid="001c0318" style:font-size-asian="15pt" style:font-weight-asian="bold" style:font-size-complex="15pt" style:font-weight-complex="bold"/>
    </style:style>
    <style:style style:name="P11" style:family="paragraph" style:parent-style-name="Standard">
      <style:text-properties officeooo:rsid="001ec499" officeooo:paragraph-rsid="001ec499"/>
    </style:style>
    <style:style style:name="P12" style:family="paragraph" style:parent-style-name="Standard">
      <style:text-properties officeooo:rsid="001ec499" officeooo:paragraph-rsid="0023b0bb"/>
    </style:style>
    <style:style style:name="P13" style:family="paragraph" style:parent-style-name="Standard">
      <style:text-properties officeooo:rsid="001ec499" officeooo:paragraph-rsid="002554f5"/>
    </style:style>
    <style:style style:name="P14" style:family="paragraph" style:parent-style-name="Standard">
      <style:text-properties officeooo:rsid="001ec499" officeooo:paragraph-rsid="0028dcda"/>
    </style:style>
    <style:style style:name="P15" style:family="paragraph" style:parent-style-name="Standard">
      <style:text-properties officeooo:rsid="001fe1cb" officeooo:paragraph-rsid="001fe1cb"/>
    </style:style>
    <style:style style:name="P16" style:family="paragraph" style:parent-style-name="Standard">
      <style:text-properties officeooo:rsid="001fe1cb" officeooo:paragraph-rsid="00238d46"/>
    </style:style>
    <style:style style:name="P17" style:family="paragraph" style:parent-style-name="Standard">
      <style:text-properties officeooo:rsid="001fe1cb" officeooo:paragraph-rsid="0023b0bb"/>
    </style:style>
    <style:style style:name="P18" style:family="paragraph" style:parent-style-name="Standard">
      <style:text-properties officeooo:rsid="001fe1cb" officeooo:paragraph-rsid="002554f5"/>
    </style:style>
    <style:style style:name="P19" style:family="paragraph" style:parent-style-name="Standard">
      <style:text-properties officeooo:rsid="001fe1cb" officeooo:paragraph-rsid="002c7e73"/>
    </style:style>
    <style:style style:name="P20" style:family="paragraph" style:parent-style-name="Standard">
      <style:text-properties officeooo:rsid="0021d80f" officeooo:paragraph-rsid="0021d80f"/>
    </style:style>
    <style:style style:name="P21" style:family="paragraph" style:parent-style-name="Standard">
      <style:text-properties officeooo:rsid="0021d80f" officeooo:paragraph-rsid="0023b0bb"/>
    </style:style>
    <style:style style:name="P22" style:family="paragraph" style:parent-style-name="Standard">
      <style:text-properties officeooo:rsid="0021d80f" officeooo:paragraph-rsid="002554f5"/>
    </style:style>
    <style:style style:name="P23" style:family="paragraph" style:parent-style-name="Standard">
      <style:text-properties officeooo:paragraph-rsid="0023b0bb"/>
    </style:style>
    <style:style style:name="P24" style:family="paragraph" style:parent-style-name="Standard">
      <style:text-properties officeooo:paragraph-rsid="002554f5"/>
    </style:style>
    <style:style style:name="P25" style:family="paragraph" style:parent-style-name="Standard">
      <style:text-properties fo:color="#000000" style:font-name="Monospace" fo:font-size="10pt" officeooo:rsid="001c0318" officeooo:paragraph-rsid="001c0318" style:font-size-asian="10pt"/>
    </style:style>
    <style:style style:name="P26" style:family="paragraph" style:parent-style-name="Standard">
      <style:text-properties fo:color="#000000" style:font-name="Monospace" fo:font-size="10pt" officeooo:paragraph-rsid="0023b0bb" style:font-size-asian="10pt"/>
    </style:style>
    <style:style style:name="P27" style:family="paragraph" style:parent-style-name="Standard">
      <style:text-properties fo:color="#000000" style:font-name="Monospace" fo:font-size="10pt" officeooo:paragraph-rsid="00275229" style:font-size-asian="10pt"/>
    </style:style>
    <style:style style:name="P28" style:family="paragraph" style:parent-style-name="Standard">
      <style:paragraph-properties fo:text-align="start" style:justify-single-word="false"/>
      <style:text-properties fo:font-size="13pt" style:text-underline-style="solid" style:text-underline-width="auto" style:text-underline-color="font-color" fo:font-weight="bold" officeooo:rsid="001c0318" officeooo:paragraph-rsid="0023b0bb" style:font-size-asian="13pt" style:font-weight-asian="bold" style:font-size-complex="13pt" style:font-weight-complex="bold"/>
    </style:style>
    <style:style style:name="P29" style:family="paragraph" style:parent-style-name="Standard">
      <style:paragraph-properties fo:text-align="end" style:justify-single-word="false"/>
      <style:text-properties fo:font-size="13pt" fo:font-weight="bold" officeooo:rsid="0025faf4" officeooo:paragraph-rsid="0025faf4" style:font-size-asian="13pt" style:font-weight-asian="bold" style:font-size-complex="13pt" style:font-weight-complex="bold"/>
    </style:style>
    <style:style style:name="P30" style:family="paragraph" style:parent-style-name="Standard">
      <style:paragraph-properties fo:text-align="start" style:justify-single-word="false"/>
      <style:text-properties fo:font-size="13pt" fo:font-weight="bold" officeooo:paragraph-rsid="001c0318" style:font-size-asian="13pt" style:font-weight-asian="bold" style:font-size-complex="13pt" style:font-weight-complex="bold"/>
    </style:style>
    <style:style style:name="P31" style:family="paragraph" style:parent-style-name="Standard">
      <style:text-properties officeooo:paragraph-rsid="00275229"/>
    </style:style>
    <style:style style:name="P32" style:family="paragraph" style:parent-style-name="Standard">
      <style:paragraph-properties fo:margin-left="0cm" fo:margin-right="0cm" fo:text-align="start" style:justify-single-word="false" fo:text-indent="0cm" style:auto-text-indent="false"/>
    </style:style>
    <style:style style:name="P3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5" style:family="paragraph" style:parent-style-name="Standard">
      <style:text-properties fo:color="#000000" style:font-name="Monospace" fo:font-size="10pt" officeooo:paragraph-rsid="002554f5" style:font-size-asian="10pt"/>
    </style:style>
    <style:style style:name="P36" style:family="paragraph" style:parent-style-name="Standard">
      <style:text-properties fo:color="#000000" style:font-name="Monospace" fo:font-size="10pt" officeooo:paragraph-rsid="002ef852" style:font-size-asian="10pt"/>
    </style:style>
    <style:style style:name="P37" style:family="paragraph" style:parent-style-name="Standard">
      <style:text-properties fo:color="#000000" style:font-name="Monospace" fo:font-size="10pt" officeooo:paragraph-rsid="0030cd4e" style:font-size-asian="10pt"/>
    </style:style>
    <style:style style:name="P38" style:family="paragraph" style:parent-style-name="Standard">
      <style:text-properties fo:color="#000000" style:font-name="Monospace" fo:font-size="10pt" officeooo:paragraph-rsid="0032323d" style:font-size-asian="10pt"/>
    </style:style>
    <style:style style:name="P39" style:family="paragraph" style:parent-style-name="Standard">
      <style:paragraph-properties fo:text-align="start" style:justify-single-word="false"/>
      <style:text-properties fo:font-size="15pt" fo:font-weight="bold" officeooo:rsid="001c0318" officeooo:paragraph-rsid="002ef852" style:font-size-asian="15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1c0318" officeooo:paragraph-rsid="0030cd4e" style:font-size-asian="15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1c0318" officeooo:paragraph-rsid="0032323d" style:font-size-asian="15pt" style:font-weight-asian="bold" style:font-size-complex="15pt" style:font-weight-complex="bold"/>
    </style:style>
    <style:style style:name="P42" style:family="paragraph" style:parent-style-name="Standard">
      <style:text-properties officeooo:rsid="001c0318" officeooo:paragraph-rsid="002ef852"/>
    </style:style>
    <style:style style:name="P43" style:family="paragraph" style:parent-style-name="Standard">
      <style:text-properties officeooo:rsid="001c0318" officeooo:paragraph-rsid="0030cd4e"/>
    </style:style>
    <style:style style:name="P44" style:family="paragraph" style:parent-style-name="Standard">
      <style:text-properties officeooo:rsid="001c0318" officeooo:paragraph-rsid="0032323d"/>
    </style:style>
    <style:style style:name="P45" style:family="paragraph" style:parent-style-name="Standard">
      <style:text-properties officeooo:rsid="001ec499" officeooo:paragraph-rsid="002ef852"/>
    </style:style>
    <style:style style:name="P46" style:family="paragraph" style:parent-style-name="Standard">
      <style:text-properties officeooo:rsid="001ec499" officeooo:paragraph-rsid="0030cd4e"/>
    </style:style>
    <style:style style:name="P47" style:family="paragraph" style:parent-style-name="Standard">
      <style:text-properties officeooo:rsid="001ec499" officeooo:paragraph-rsid="0032323d"/>
    </style:style>
    <style:style style:name="P48" style:family="paragraph" style:parent-style-name="Standard">
      <style:text-properties officeooo:rsid="0021d80f" officeooo:paragraph-rsid="0030cd4e"/>
    </style:style>
    <style:style style:name="P49" style:family="paragraph" style:parent-style-name="Standard">
      <style:text-properties officeooo:rsid="0021d80f" officeooo:paragraph-rsid="0032323d"/>
    </style:style>
    <style:style style:name="P50" style:family="paragraph" style:parent-style-name="Standard">
      <style:text-properties officeooo:rsid="001fe1cb" officeooo:paragraph-rsid="002ef852"/>
    </style:style>
    <style:style style:name="P51" style:family="paragraph" style:parent-style-name="Standard">
      <style:text-properties officeooo:rsid="001fe1cb" officeooo:paragraph-rsid="0030cd4e"/>
    </style:style>
    <style:style style:name="P52" style:family="paragraph" style:parent-style-name="Standard">
      <style:text-properties officeooo:rsid="001fe1cb" officeooo:paragraph-rsid="0032323d"/>
    </style:style>
    <style:style style:name="P53" style:family="paragraph" style:parent-style-name="Standard">
      <style:text-properties officeooo:rsid="001fe1cb" officeooo:paragraph-rsid="00339ca2"/>
    </style:style>
    <style:style style:name="P54" style:family="paragraph" style:parent-style-name="Standard">
      <style:text-properties officeooo:paragraph-rsid="002ef852"/>
    </style:style>
    <style:style style:name="P55" style:family="paragraph" style:parent-style-name="Standard">
      <style:text-properties officeooo:paragraph-rsid="0030cd4e"/>
    </style:style>
    <style:style style:name="P56" style:family="paragraph" style:parent-style-name="Standard">
      <style:text-properties officeooo:paragraph-rsid="0032323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paragraph-properties fo:margin-left="0cm" fo:margin-right="0cm" fo:text-align="start" style:justify-single-word="false" fo:text-indent="0cm" style:auto-text-indent="false"/>
      <style:text-properties officeooo:paragraph-rsid="0030cd4e"/>
    </style:style>
    <style:style style:name="T1" style:family="text">
      <style:text-properties officeooo:rsid="001c0318"/>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ospace" fo:font-size="10pt" fo:font-weight="bold" officeooo:rsid="001c0318" style:font-size-asian="10pt" style:font-weight-asian="bold"/>
    </style:style>
    <style:style style:name="T4" style:family="text">
      <style:text-properties fo:color="#7f0055" style:font-name="Monospace" fo:font-size="10pt" fo:font-weight="bold" style:font-size-asian="10pt" style:font-weight-asian="bold"/>
    </style:style>
    <style:style style:name="T5" style:family="text">
      <style:text-properties fo:color="#000000" style:font-name="Monospace" fo:font-size="10pt" style:font-size-asian="10pt"/>
    </style:style>
    <style:style style:name="T6" style:family="text">
      <style:text-properties fo:color="#000000" style:font-name="Monospace" fo:font-size="10pt" style:font-size-asian="10pt"/>
    </style:style>
    <style:style style:name="T7" style:family="text">
      <style:text-properties fo:color="#646464" style:font-name="Monospace" fo:font-size="10pt" style:font-size-asian="10pt"/>
    </style:style>
    <style:style style:name="T8" style:family="text">
      <style:text-properties fo:color="#646464" style:font-name="Monospace" fo:font-size="10pt" officeooo:rsid="001c0318" style:font-size-asian="10pt"/>
    </style:style>
    <style:style style:name="T9" style:family="text">
      <style:text-properties fo:color="#646464" style:font-name="Monospace" fo:font-size="10pt" style:font-size-asian="10pt"/>
    </style:style>
    <style:style style:name="T10" style:family="text">
      <style:text-properties fo:color="#2a00ff" style:font-name="Monospace" fo:font-size="10pt" style:font-size-asian="10pt"/>
    </style:style>
    <style:style style:name="T11" style:family="text">
      <style:text-properties fo:color="#2a00ff" style:font-name="Monospace" fo:font-size="10pt" style:font-size-asian="10pt"/>
    </style:style>
    <style:style style:name="T12" style:family="text">
      <style:text-properties fo:font-size="13pt" style:text-underline-style="solid" style:text-underline-width="auto" style:text-underline-color="font-color" style:font-size-asian="13pt" style:font-size-complex="13pt"/>
    </style:style>
    <style:style style:name="T13" style:family="text">
      <style:text-properties fo:font-size="13pt" style:text-underline-style="solid" style:text-underline-width="auto" style:text-underline-color="font-color" officeooo:rsid="0023b0bb" style:font-size-asian="13pt" style:font-size-complex="13pt"/>
    </style:style>
    <style:style style:name="T14" style:family="text">
      <style:text-properties fo:font-size="13pt" style:text-underline-style="solid" style:text-underline-width="auto" style:text-underline-color="font-color" officeooo:rsid="0025faf4" style:font-size-asian="13pt" style:font-size-complex="13pt"/>
    </style:style>
    <style:style style:name="T15" style:family="text">
      <style:text-properties fo:font-size="13pt" style:text-underline-style="solid" style:text-underline-width="auto" style:text-underline-color="font-color" officeooo:rsid="002ef852" style:font-size-asian="13pt" style:font-size-complex="13pt"/>
    </style:style>
    <style:style style:name="T16" style:family="text">
      <style:text-properties fo:font-size="13pt" style:text-underline-style="solid" style:text-underline-width="auto" style:text-underline-color="font-color" officeooo:rsid="0032323d" style:font-size-asian="13pt" style:font-size-complex="13pt"/>
    </style:style>
    <style:style style:name="T17" style:family="text">
      <style:text-properties officeooo:rsid="001d1764"/>
    </style:style>
    <style:style style:name="T18" style:family="text">
      <style:text-properties officeooo:rsid="001ec499"/>
    </style:style>
    <style:style style:name="T19" style:family="text">
      <style:text-properties officeooo:rsid="001fe1cb"/>
    </style:style>
    <style:style style:name="T20" style:family="text">
      <style:text-properties officeooo:rsid="0021d80f"/>
    </style:style>
    <style:style style:name="T21" style:family="text">
      <style:text-properties officeooo:rsid="0023b0bb"/>
    </style:style>
    <style:style style:name="T22" style:family="text">
      <style:text-properties fo:color="#3f7f5f" style:font-name="Monospace" fo:font-size="10pt" style:font-size-asian="10pt"/>
    </style:style>
    <style:style style:name="T23" style:family="text">
      <style:text-properties fo:color="#3f7f5f" style:font-name="Monospace" fo:font-size="10pt" style:font-size-asian="10pt"/>
    </style:style>
    <style:style style:name="T24" style:family="text">
      <style:text-properties officeooo:rsid="0024c5a9"/>
    </style:style>
    <style:style style:name="T25" style:family="text">
      <style:text-properties officeooo:rsid="0025faf4"/>
    </style:style>
    <style:style style:name="T26" style:family="text">
      <style:text-properties officeooo:rsid="00260bb6"/>
    </style:style>
    <style:style style:name="T27" style:family="text">
      <style:text-properties officeooo:rsid="00275229"/>
    </style:style>
    <style:style style:name="T28" style:family="text">
      <style:text-properties officeooo:rsid="0028dcda"/>
    </style:style>
    <style:style style:name="T29" style:family="text">
      <style:text-properties officeooo:rsid="002a5148"/>
    </style:style>
    <style:style style:name="T30" style:family="text">
      <style:text-properties officeooo:rsid="002ef852"/>
    </style:style>
    <style:style style:name="T31" style:family="text">
      <style:text-properties officeooo:rsid="0030cd4e"/>
    </style:style>
    <style:style style:name="T32" style:family="text">
      <style:text-properties officeooo:rsid="0032323d"/>
    </style:style>
    <style:style style:name="T33" style:family="text">
      <style:text-properties officeooo:rsid="00339c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jercicios: </text:span>Introducción a pruebas de SW (testing)</text:p>
      <text:p text:style-name="P10"/>
      <text:p text:style-name="P29">Cayetana Gómez Casado</text:p>
      <text:p text:style-name="P29">ITT + IAA</text:p>
      <text:p text:style-name="P30"/>
      <text:p text:style-name="P7"><text:span text:style-name="T12">NumZero</text:span>: </text:p>
      <text:p text:style-name="P1"/>
      <text:p text:style-name="P1"/>
      <text:p text:style-name="P1"><text:span text:style-name="T18">1. 6. F</text:span>alla al ejecutar NumZero puesto que a continuación llama a NumZero <text:tab/>buscando que haya un número de ceros exacto, en este caso 1. Pero encuentra 0.</text:p>
      <text:p text:style-name="P1"/>
      <text:p text:style-name="P6"><text:span text:style-name="T1"><text:tab/></text:span><text:span text:style-name="T7">@</text:span><text:span text:style-name="T5">Test </text:span><text:span text:style-name="T2">public</text:span><text:span text:style-name="T5"> </text:span><text:span text:style-name="T2">void</text:span><text:span text:style-name="T5"> zeroFirstElement() </text:span></text:p>
      <text:p text:style-name="P33"><text:s text:c="3"/>{</text:p>
      <text:p text:style-name="P32"><text:span text:style-name="T5"><text:s text:c="6"/></text:span><text:span text:style-name="T2">int</text:span><text:span text:style-name="T5"> arr[] = {0, 7, 2};</text:span></text:p>
      <text:p text:style-name="P32"><text:span text:style-name="T5"><text:s text:c="6"/>assertEquals(</text:span><text:span text:style-name="T10">"Zero in first element"</text:span><text:span text:style-name="T5">, 1, NumZero.numZero(arr));</text:span></text:p>
      <text:p text:style-name="P25"><text:s text:c="3"/>}</text:p>
      <text:p text:style-name="P2"><text:tab/>Se debe que al ejecutar el siguiente código <text:span text:style-name="T17">no se tiene en cuenta la primera posición del <text:tab/>array sino que se comienza a comparar por la segunda, de modo que si el ‘0’ se encuentra en <text:tab/>la primera posición nunca lo comparará. Para ello hago el siguiente cambio, “i=0”: </text:span></text:p>
      <text:p text:style-name="P2"/>
      <text:p text:style-name="P6"><text:span text:style-name="T1"><text:tab/></text:span><text:span text:style-name="T2">public</text:span><text:span text:style-name="T5"> </text:span><text:span text:style-name="T2">static</text:span><text:span text:style-name="T5"> </text:span><text:span text:style-name="T2">int</text:span><text:span text:style-name="T5"> numZero (</text:span><text:span text:style-name="T2">int</text:span><text:span text:style-name="T5">[] x)</text:span></text:p>
      <text:p text:style-name="P33"><text:s text:c="3"/>{ <text:s/></text:p>
      <text:p text:style-name="P32"><text:span text:style-name="T5"><text:s text:c="6"/></text:span><text:span text:style-name="T2">int</text:span><text:span text:style-name="T5"> count = 0;</text:span></text:p>
      <text:p text:style-name="P33"><text:s text:c="3"/></text:p>
      <text:p text:style-name="P32"><text:span text:style-name="T5"><text:s text:c="6"/></text:span><text:span text:style-name="T2">for</text:span><text:span text:style-name="T5"> (</text:span><text:span text:style-name="T2">int</text:span><text:span text:style-name="T5"> i = 0; i &lt; x.length; i++)</text:span></text:p>
      <text:p text:style-name="P33"><text:s text:c="6"/>{</text:p>
      <text:p text:style-name="P32"><text:span text:style-name="T5"><text:s text:c="9"/></text:span><text:span text:style-name="T2">if</text:span><text:span text:style-name="T5"> (x[i] == 0) count++;</text:span></text:p>
      <text:p text:style-name="P33"><text:s text:c="6"/>}</text:p>
      <text:p text:style-name="P32"><text:span text:style-name="T5"><text:s text:c="6"/></text:span><text:span text:style-name="T2">return</text:span><text:span text:style-name="T5"> count;</text:span></text:p>
      <text:p text:style-name="P25"><text:s text:c="3"/>}</text:p>
      <text:p text:style-name="P1"/>
      <text:p text:style-name="P1"/>
      <text:p text:style-name="P11">2. Con los test es imposible de evitar esa parte del código, al estar ejecutando directamente esa parte del código en el test. Pero sin los test <text:s/>tenemos la opción de que <text:span text:style-name="T19">no llegue a llamarlo si lo ejecutamos sin argumentos.</text:span></text:p>
      <text:p text:style-name="P11"/>
      <text:p text:style-name="P20">3. No es posible que haya fallo y no error en el código, puesto que en la variable i hay un error y se ejecuta esa parte del código.</text:p>
      <text:p text:style-name="P11"/>
      <text:p text:style-name="P11"><text:span text:style-name="T20">4</text:span>. Cualquier array que no contenga un 0 en su primera posición. <text:s/>{2,4,0} <text:span text:style-name="T20">Esto va a hacer que aunque haya un fallo y un error de consistencia en la variable ‘i’ no provoque un failure.</text:span></text:p>
      <text:p text:style-name="P15"/>
      <text:p text:style-name="P16">5. Error: llama <text:span text:style-name="T20">a numZero(arr), que al entrar al for comienza por la segunda posición del array y no por la primera, luego comnpara en el if <text:s/>(la primera se queda sin comparar) y devuelve la variable ‘count’ con el número de 0s que encuentra y compara con un 1. </text:span></text:p>
      <text:p text:style-name="P15"/>
      <text:p text:style-name="P15"/>
      <text:p text:style-name="P15"/>
      <text:p text:style-name="P1"/>
      <text:p text:style-name="P28"/>
      <text:p text:style-name="P28"/>
      <text:p text:style-name="P28"/>
      <text:p text:style-name="P28"/>
      <text:p text:style-name="P28"><text:soft-page-break/></text:p>
      <text:p text:style-name="P28"/>
      <text:p text:style-name="P28"/>
      <text:p text:style-name="P8"><text:span text:style-name="T13">FindLast</text:span>: </text:p>
      <text:p text:style-name="P3"/>
      <text:p text:style-name="P3"/>
      <text:p text:style-name="P3"><text:span text:style-name="T18">1. 6. F</text:span>alla al ejecutar Find<text:span text:style-name="T21">Last</text:span> puesto que a continuación llama a <text:span text:style-name="T21">findLast(arr, y)</text:span> buscando que <text:span text:style-name="T21">el valor de y dentro del array y devolviéndote la posición de éste</text:span>. <text:span text:style-name="T21">A continuación, compara esa posición con 0 buscando que esté en la primera del array:</text:span></text:p>
      <text:p text:style-name="P3"/>
      <text:p text:style-name="P23"><text:span text:style-name="T1"><text:tab/></text:span><text:span text:style-name="T8">@</text:span><text:span text:style-name="T5">Test </text:span><text:span text:style-name="T2">public</text:span><text:span text:style-name="T5"> </text:span><text:span text:style-name="T2">void</text:span><text:span text:style-name="T5"> lastOccurrenceInFirstElement() </text:span></text:p>
      <text:p text:style-name="P33"><text:s text:c="3"/>{</text:p>
      <text:p text:style-name="P32"><text:span text:style-name="T5"><text:s text:c="6"/></text:span><text:span text:style-name="T2">int</text:span><text:span text:style-name="T5"> arr[] = {2, 3, 5};</text:span></text:p>
      <text:p text:style-name="P32"><text:span text:style-name="T5"><text:s text:c="6"/></text:span><text:span text:style-name="T2">int</text:span><text:span text:style-name="T5"> y = 2;</text:span></text:p>
      <text:p text:style-name="P32"><text:span text:style-name="T5"><text:s text:c="6"/>assertEquals(</text:span><text:span text:style-name="T10">"Last occurence in first element"</text:span><text:span text:style-name="T5">, 0, FindLast.findLast(arr, <text:tab/><text:tab/><text:tab/>y));</text:span></text:p>
      <text:p text:style-name="P26"><text:s text:c="3"/>}</text:p>
      <text:p text:style-name="P3"><text:tab/>Se debe que al ejecutar el siguiente código <text:span text:style-name="T17">no se tiene en cuenta la primera posición del <text:tab/>array sino que se para en la comparación en la segunda posición dejando sin comparar la <text:tab/>primera , de modo que si el ‘2’ se encuentra en la primera <text:tab/>posición nunca lo comparará. <text:tab/>Para ello hago el siguiente cambio, “i&gt;=0”: </text:span></text:p>
      <text:p text:style-name="P3"/>
      <text:p text:style-name="P23"><text:span text:style-name="T1"><text:tab/></text:span><text:span text:style-name="T3">public</text:span><text:span text:style-name="T5"> </text:span><text:span text:style-name="T2">static</text:span><text:span text:style-name="T5"> </text:span><text:span text:style-name="T2">int</text:span><text:span text:style-name="T5"> findLast (</text:span><text:span text:style-name="T2">int</text:span><text:span text:style-name="T5">[] x, </text:span><text:span text:style-name="T2">int</text:span><text:span text:style-name="T5"> y)</text:span></text:p>
      <text:p text:style-name="P33"><text:s text:c="3"/>{ </text:p>
      <text:p text:style-name="P32"><text:span text:style-name="T5"><text:s text:c="6"/></text:span><text:span text:style-name="T22">// As the example in the book points out, this loop should end at 0.</text:span></text:p>
      <text:p text:style-name="P32"><text:span text:style-name="T5"><text:s text:c="6"/></text:span><text:span text:style-name="T2">for</text:span><text:span text:style-name="T5"> (</text:span><text:span text:style-name="T2">int</text:span><text:span text:style-name="T5"> i=x.length-1; i &gt;= 0; i--)</text:span></text:p>
      <text:p text:style-name="P33"><text:s text:c="6"/>{</text:p>
      <text:p text:style-name="P32"><text:span text:style-name="T5"><text:s text:c="9"/></text:span><text:span text:style-name="T2">if</text:span><text:span text:style-name="T5"> (x[i] == y) </text:span></text:p>
      <text:p text:style-name="P33"><text:s text:c="9"/>{</text:p>
      <text:p text:style-name="P32"><text:span text:style-name="T5"><text:s text:c="12"/></text:span><text:span text:style-name="T2">return</text:span><text:span text:style-name="T5"> i;</text:span></text:p>
      <text:p text:style-name="P33"><text:s text:c="9"/>}</text:p>
      <text:p text:style-name="P33"><text:s text:c="6"/>}</text:p>
      <text:p text:style-name="P32"><text:span text:style-name="T5"><text:s text:c="6"/></text:span><text:span text:style-name="T2">return</text:span><text:span text:style-name="T5"> -1;</text:span></text:p>
      <text:p text:style-name="P26"><text:s text:c="3"/>}</text:p>
      <text:p text:style-name="P3"/>
      <text:p text:style-name="P3"/>
      <text:p text:style-name="P12">2. Con los test es imposible de evitar esa parte del código, al estar ejecutando directamente esa parte del código en el test. Pero sin los test <text:s/>tenemos la opción de que <text:span text:style-name="T19">no llegue a llamarlo si lo ejecutamos sin argumentos.</text:span></text:p>
      <text:p text:style-name="P12"/>
      <text:p text:style-name="P21">3. No es posible que haya fallo y no error en el código, puesto que en la variable i hay un error y se ejecuta esa parte del código.</text:p>
      <text:p text:style-name="P12"/>
      <text:p text:style-name="P12"><text:span text:style-name="T20">4</text:span>. <text:span text:style-name="T24">No es posible que no haya failure puesto que nunca llega a la primera posición del array para comparar por lo que al devolver la posición del valor y en el array nunca será 0 que es la posición dada en el test.</text:span></text:p>
      <text:p text:style-name="P17"/>
      <text:p text:style-name="P17">5. Error: llama <text:span text:style-name="T20">a findLast(arr, y), que al entrar al for comienza por la última posición del array y no llega a la primera sino que se queda en la segunda, luego comnpara en el if el valor del array con la ‘y’ (la primera se queda sin comparar) y devuelve la variable ‘i’ con la posición donde lo encuentra y compara con un 0.</text:span></text:p>
      <text:p text:style-name="P17"/>
      <text:p text:style-name="P17"><text:s/></text:p>
      <text:p text:style-name="P17"/>
      <text:p text:style-name="P17"><text:soft-page-break/></text:p>
      <text:p text:style-name="P9"><text:span text:style-name="T13">Last</text:span><text:span text:style-name="T14">Zero</text:span>: </text:p>
      <text:p text:style-name="P4"/>
      <text:p text:style-name="P4"/>
      <text:p text:style-name="P4"><text:span text:style-name="T18">1. 6. F</text:span>alla al ejecutar <text:span text:style-name="T21">LastZero</text:span> puesto que a continuación llama a <text:span text:style-name="T25">lastZero(arr)</text:span> buscando <text:span text:style-name="T25">el valor de 0 y devolviéndo la posición del último 0 encontrado</text:span>. <text:span text:style-name="T27">Compara esa posición con 2 buscando que el último 0 esté en la tercera posición del array:</text:span></text:p>
      <text:p text:style-name="P4"/>
      <text:p text:style-name="P24"><text:span text:style-name="T1"><text:tab/></text:span><text:span text:style-name="T7">@</text:span><text:span text:style-name="T5">Test </text:span><text:span text:style-name="T2">public</text:span><text:span text:style-name="T5"> </text:span><text:span text:style-name="T2">void</text:span><text:span text:style-name="T5"> multipleZeroes() </text:span></text:p>
      <text:p text:style-name="P33"><text:s text:c="3"/>{</text:p>
      <text:p text:style-name="P32"><text:span text:style-name="T5"><text:s text:c="6"/></text:span><text:span text:style-name="T2">int</text:span><text:span text:style-name="T5"> arr[] = {0, 1, 0};</text:span></text:p>
      <text:p text:style-name="P32"><text:span text:style-name="T5"><text:s text:c="6"/>assertEquals(</text:span><text:span text:style-name="T10">"Multiple zeroes: should find last one"</text:span><text:span text:style-name="T5">, 2, <text:tab/><text:tab/><text:tab/><text:tab/><text:tab/><text:tab/>LastZero.lastZero(arr));</text:span></text:p>
      <text:p text:style-name="P35"><text:s text:c="3"/>}</text:p>
      <text:p text:style-name="P35"/>
      <text:p text:style-name="P5">Se debe que al ejecutar el siguiente código <text:s/><text:span text:style-name="T26">se empieza a comparar por el inicio por lo que te devolverá la primera posición donde encuentre un 0 por lo que si sólo hay un 0 será correcta la función pero en el momento que haya más no me devolverá el último valor, por ello puedo hacer que el for empiece por el final del array. Así siempre me volverá la última posición:</text:span></text:p>
      <text:p text:style-name="P27"/>
      <text:p text:style-name="P31"><text:span text:style-name="T5"><text:tab/></text:span><text:span text:style-name="T2">public</text:span><text:span text:style-name="T5"> </text:span><text:span text:style-name="T2">static</text:span><text:span text:style-name="T5"> </text:span><text:span text:style-name="T2">int</text:span><text:span text:style-name="T5"> lastZero (</text:span><text:span text:style-name="T2">int</text:span><text:span text:style-name="T5">[] x)</text:span></text:p>
      <text:p text:style-name="P33"><text:s text:c="3"/>{</text:p>
      <text:p text:style-name="P32"><text:span text:style-name="T5"><text:s text:c="6"/></text:span><text:span text:style-name="T2">for</text:span><text:span text:style-name="T5"> (</text:span><text:span text:style-name="T2">int</text:span><text:span text:style-name="T5"> i = x.length-1; i &gt;= 0; i--)</text:span></text:p>
      <text:p text:style-name="P33"><text:s text:c="6"/>{</text:p>
      <text:p text:style-name="P32"><text:span text:style-name="T5"><text:s text:c="9"/></text:span><text:span text:style-name="T2">if</text:span><text:span text:style-name="T5"> (x[i] == 0)</text:span></text:p>
      <text:p text:style-name="P33"><text:s text:c="9"/>{</text:p>
      <text:p text:style-name="P32"><text:span text:style-name="T5"><text:s text:c="12"/></text:span><text:span text:style-name="T2">return</text:span><text:span text:style-name="T5"> i;</text:span></text:p>
      <text:p text:style-name="P33"><text:s text:c="9"/>}</text:p>
      <text:p text:style-name="P33"><text:s text:c="6"/>}</text:p>
      <text:p text:style-name="P32"><text:span text:style-name="T5"><text:s text:c="6"/></text:span><text:span text:style-name="T2">return</text:span><text:span text:style-name="T5"> -1;</text:span></text:p>
      <text:p text:style-name="P27"><text:s text:c="3"/>}</text:p>
      <text:p text:style-name="P4"/>
      <text:p text:style-name="P4"/>
      <text:p text:style-name="P13">2. Con los test es imposible de evitar esa parte del código, al estar ejecutando directamente esa parte del código en el test. Pero sin los test <text:s/>tenemos la opción de que <text:span text:style-name="T19">no llegue a llamarlo si lo ejecutamos sin argumentos.</text:span></text:p>
      <text:p text:style-name="P13"/>
      <text:p text:style-name="P22">3. <text:span text:style-name="T28">E</text:span>s posible que haya fallo y no error en el código, puesto que <text:span text:style-name="T28">no hay un error en el código ya que itera bien el bucle sin saltarse ninguna posición, lo único que se queda con la primera posición y no la segunda.</text:span></text:p>
      <text:p text:style-name="P13"/>
      <text:p text:style-name="P14"><text:span text:style-name="T20">4</text:span>. <text:span text:style-name="T29">Si tomamos como error que el for recorra de manera inversa y no obtenga el resultado final entonces si es posible que no haya failure si solo hay un 0 en la tercera posición del array, por ejemplo: {2,4,0}</text:span></text:p>
      <text:p text:style-name="P18"/>
      <text:p text:style-name="P19">5. Error: llama <text:span text:style-name="T20">a lastZero(arr), que al entrar al for comienza por la primera posición del array y va comparando los valores del array con 0 cuando lo encuentra devuelve la posición, por lo que la posición la compara con la introducida en el test y a no ser que sólo haya uno en esa posición la comparación última será errónea.</text:span></text:p>
      <text:p text:style-name="P19"/>
      <text:p text:style-name="P19"/>
      <text:p text:style-name="P19"/>
      <text:p text:style-name="P19"/>
      <text:p text:style-name="P19"/>
      <text:p text:style-name="P19"/>
      <text:p text:style-name="P39"><text:soft-page-break/><text:span text:style-name="T15">CountPositive</text:span>: </text:p>
      <text:p text:style-name="P42"/>
      <text:p text:style-name="P42"/>
      <text:p text:style-name="P42"><text:span text:style-name="T18">1. 6. F</text:span>alla al ejecutar <text:span text:style-name="T30">CountPositive</text:span> puesto que a continuación llama a <text:span text:style-name="T30">countPositive(arr)</text:span> buscando <text:span text:style-name="T30">los valores positivos del array y devolviéndo el número de valores positivos encontrado</text:span>. <text:span text:style-name="T27">Compara ese número con 2:</text:span></text:p>
      <text:p text:style-name="P42"/>
      <text:p text:style-name="P54"><text:span text:style-name="T1"><text:tab/></text:span><text:span text:style-name="T7">@</text:span><text:span text:style-name="T5">Test </text:span><text:span text:style-name="T2">public</text:span><text:span text:style-name="T5"> </text:span><text:span text:style-name="T2">void</text:span><text:span text:style-name="T5"> arrayContainsZeroes() </text:span></text:p>
      <text:p text:style-name="P32"><text:span text:style-name="T5"><text:s text:c="3"/>{</text:span></text:p>
      <text:p text:style-name="P32"><text:span text:style-name="T5"><text:s text:c="6"/></text:span><text:span text:style-name="T2">int</text:span><text:span text:style-name="T5"> arr[] = {-4, 2, 0, 2};</text:span></text:p>
      <text:p text:style-name="P32"><text:span text:style-name="T5"><text:s text:c="6"/>assertEquals(</text:span><text:span text:style-name="T10">"Array contains zeroes"</text:span><text:span text:style-name="T5">, 2, <text:tab/><text:tab/><text:tab/><text:tab/><text:tab/><text:tab/><text:tab/><text:tab/><text:tab/>CountPositive.countPositive(arr));</text:span></text:p>
      <text:p text:style-name="P54"><text:span text:style-name="T5"><text:s text:c="3"/>}</text:span></text:p>
      <text:p text:style-name="P36"/>
      <text:p text:style-name="P43">Se debe que al ejecutar el siguiente código <text:span text:style-name="T31">tiene en cuenta el numero 0 como positivo, por ello encuentra tres positivos en el array y no dos como espera. La función será válida siempre y cuando no hay un 0 entre los números que se encuentren en el array:</text:span></text:p>
      <text:p text:style-name="P36"/>
      <text:p text:style-name="P54"><text:span text:style-name="T5"><text:tab/></text:span><text:span text:style-name="T2">public</text:span><text:span text:style-name="T5"> </text:span><text:span text:style-name="T2">static</text:span><text:span text:style-name="T5"> </text:span><text:span text:style-name="T2">int</text:span><text:span text:style-name="T5"> countPositive (</text:span><text:span text:style-name="T2">int</text:span><text:span text:style-name="T5">[] x)</text:span></text:p>
      <text:p text:style-name="P32"><text:span text:style-name="T5"><text:s text:c="3"/>{</text:span></text:p>
      <text:p text:style-name="P32"><text:span text:style-name="T5"><text:s text:c="6"/></text:span><text:span text:style-name="T2">int</text:span><text:span text:style-name="T5"> count = 0;</text:span></text:p>
      <text:p text:style-name="P32"><text:span text:style-name="T5"><text:s text:c="3"/></text:span></text:p>
      <text:p text:style-name="P32"><text:span text:style-name="T5"><text:s text:c="6"/></text:span><text:span text:style-name="T2">for</text:span><text:span text:style-name="T5"> (</text:span><text:span text:style-name="T2">int</text:span><text:span text:style-name="T5"> i=0; i &lt; x.length; i++)</text:span></text:p>
      <text:p text:style-name="P32"><text:span text:style-name="T5"><text:s text:c="6"/>{</text:span></text:p>
      <text:p text:style-name="P32"><text:span text:style-name="T5"><text:s text:c="9"/></text:span><text:span text:style-name="T2">if</text:span><text:span text:style-name="T5"> (x[i] &gt; 0)</text:span></text:p>
      <text:p text:style-name="P32"><text:span text:style-name="T5"><text:s text:c="9"/>{</text:span></text:p>
      <text:p text:style-name="P32"><text:span text:style-name="T5"><text:s text:c="12"/>count++;</text:span></text:p>
      <text:p text:style-name="P32"><text:span text:style-name="T5"><text:s text:c="9"/>}</text:span></text:p>
      <text:p text:style-name="P32"><text:span text:style-name="T5"><text:s text:c="6"/>}</text:span></text:p>
      <text:p text:style-name="P32"><text:span text:style-name="T5"><text:s text:c="6"/></text:span><text:span text:style-name="T2">return</text:span><text:span text:style-name="T5"> count;</text:span></text:p>
      <text:p text:style-name="P54"><text:span text:style-name="T5"><text:s text:c="3"/>}</text:span></text:p>
      <text:p text:style-name="P42"/>
      <text:p text:style-name="P42"/>
      <text:p text:style-name="P45">2. Con los test es imposible de evitar esa parte del código, al estar ejecutando directamente esa parte del código en el test. Pero sin los test <text:s/>tenemos la opción de que <text:span text:style-name="T19">no llegue a llamarlo si lo ejecutamos sin argumentos.</text:span></text:p>
      <text:p text:style-name="P45"/>
      <text:p text:style-name="P48">3. No es posible que haya fallo y no error en el código, puesto que en la variable <text:span text:style-name="T31">está tomando como valor posible el 0: “x[i]&gt;=0”</text:span> hay un error y se ejecuta esa parte del código.</text:p>
      <text:p text:style-name="P45"/>
      <text:p text:style-name="P46"><text:span text:style-name="T20">4</text:span>. Cualquier array que no contenga un 0. <text:s/>{2,4,-<text:span text:style-name="T31">2,-4</text:span>} <text:span text:style-name="T20">Esto va a hacer que aunque haya un fallo y un error de consistencia en la variable en la declaración comentada en el apartado anterior no provoque un failure.</text:span></text:p>
      <text:p text:style-name="P50"/>
      <text:p text:style-name="P51">5. Error: llama <text:span text:style-name="T20">a countPositive(arr), que al entrar al for comienza por la primera posición del array y va comparando los valores del array con 0 cuando lo encuentra un número igual a 0 o superior aumenta el contador y luego compara el contador con el número de positivos que espera.</text:span></text:p>
      <text:p text:style-name="P51"/>
      <text:p text:style-name="P51"/>
      <text:p text:style-name="P51"/>
      <text:p text:style-name="P51"/>
      <text:p text:style-name="P51"/>
      <text:p text:style-name="P51"/>
      <text:p text:style-name="P51"/>
      <text:p text:style-name="P51"/>
      <text:p text:style-name="P51"><text:soft-page-break/></text:p>
      <text:p text:style-name="P41"><text:span text:style-name="T16">OddOr</text:span><text:span text:style-name="T15">Pos</text:span>: </text:p>
      <text:p text:style-name="P44"/>
      <text:p text:style-name="P44"/>
      <text:p text:style-name="P44"><text:span text:style-name="T18">1. 6. F</text:span>alla al ejecutar <text:span text:style-name="T32">OddOrPos</text:span> puesto que a continuación llama a <text:span text:style-name="T33">oddOrPos(arr)</text:span> buscando <text:span text:style-name="T30">los valores positivos o impares del array y devolviéndo el número de valores encontrado</text:span>. <text:span text:style-name="T27">Compara ese número con 3:</text:span></text:p>
      <text:p text:style-name="P44"/>
      <text:p text:style-name="P56"><text:span text:style-name="T1"><text:tab/></text:span><text:span text:style-name="T7">@</text:span><text:span text:style-name="T5">Test </text:span><text:span text:style-name="T2">public</text:span><text:span text:style-name="T5"> </text:span><text:span text:style-name="T2">void</text:span><text:span text:style-name="T5"> negativeOddNumbers() </text:span></text:p>
      <text:p text:style-name="P32"><text:span text:style-name="T5"><text:s text:c="3"/>{</text:span></text:p>
      <text:p text:style-name="P32"><text:span text:style-name="T5"><text:s text:c="6"/></text:span><text:span text:style-name="T2">int</text:span><text:span text:style-name="T5"> arr[] = {-3, -2, 0, 1, 4};</text:span></text:p>
      <text:p text:style-name="P32"><text:span text:style-name="T5"><text:s text:c="6"/>assertEquals(</text:span><text:span text:style-name="T10">"Negative odd numbers in array"</text:span><text:span text:style-name="T5">, 3, OddOrPos.oddOrPos(arr));</text:span></text:p>
      <text:p text:style-name="P56"><text:span text:style-name="T5"><text:s text:c="3"/>}</text:span></text:p>
      <text:p text:style-name="P38"/>
      <text:p text:style-name="P44">Se debe que al ejecutar el siguiente código <text:span text:style-name="T33">no</text:span> <text:span text:style-name="T31">tiene en cuenta los números negativos impares, por ello encuentra sólo dos con las características requeridas en el array y no tres como espera. La función será válida siempre y cuando no haya impares negativos entre los números que se encuentren en el array:</text:span></text:p>
      <text:p text:style-name="P38"/>
      <text:p text:style-name="P56"><text:span text:style-name="T5"><text:tab/></text:span><text:span text:style-name="T2">public</text:span><text:span text:style-name="T5"> </text:span><text:span text:style-name="T2">static</text:span><text:span text:style-name="T5"> </text:span><text:span text:style-name="T2">int</text:span><text:span text:style-name="T5"> oddOrPos (</text:span><text:span text:style-name="T2">int</text:span><text:span text:style-name="T5">[] x)</text:span></text:p>
      <text:p text:style-name="P32"><text:span text:style-name="T5"><text:s text:c="3"/>{ <text:s/></text:span><text:span text:style-name="T22">// Effects: <text:s/>if x is null throw NullPointerException</text:span></text:p>
      <text:p text:style-name="P32"><text:span text:style-name="T5"><text:s text:c="6"/></text:span><text:span text:style-name="T22">// else return the number of elements in x that</text:span></text:p>
      <text:p text:style-name="P32"><text:span text:style-name="T5"><text:s text:c="6"/></text:span><text:span text:style-name="T22">// <text:s text:c="5"/>are either odd or positive (or both)</text:span></text:p>
      <text:p text:style-name="P32"><text:span text:style-name="T5"><text:s text:c="6"/></text:span><text:span text:style-name="T2">int</text:span><text:span text:style-name="T5"> count = 0;</text:span></text:p>
      <text:p text:style-name="P32"><text:span text:style-name="T5"><text:s text:c="3"/></text:span></text:p>
      <text:p text:style-name="P32"><text:span text:style-name="T5"><text:s text:c="6"/></text:span><text:span text:style-name="T2">for</text:span><text:span text:style-name="T5"> (</text:span><text:span text:style-name="T2">int</text:span><text:span text:style-name="T5"> i = 0; i &lt; x.length; i++)</text:span></text:p>
      <text:p text:style-name="P32"><text:span text:style-name="T5"><text:s text:c="6"/>{</text:span></text:p>
      <text:p text:style-name="P32"><text:span text:style-name="T5"><text:s text:c="9"/></text:span><text:span text:style-name="T2">if</text:span><text:span text:style-name="T5"> (Math.abs(x[i]%2) == 1 || x[i] &gt; 0)</text:span></text:p>
      <text:p text:style-name="P32"><text:span text:style-name="T5"><text:s text:c="9"/>{</text:span></text:p>
      <text:p text:style-name="P32"><text:span text:style-name="T5"><text:s text:c="12"/>count++;</text:span></text:p>
      <text:p text:style-name="P32"><text:span text:style-name="T5"><text:s text:c="9"/>}</text:span></text:p>
      <text:p text:style-name="P32"><text:span text:style-name="T5"><text:s text:c="6"/>}</text:span></text:p>
      <text:p text:style-name="P32"><text:span text:style-name="T5"><text:s text:c="6"/></text:span><text:span text:style-name="T2">return</text:span><text:span text:style-name="T5"> count;</text:span></text:p>
      <text:p text:style-name="P56"><text:span text:style-name="T5"><text:s text:c="3"/>}</text:span></text:p>
      <text:p text:style-name="P44"/>
      <text:p text:style-name="P44"/>
      <text:p text:style-name="P47">2. Con los test es imposible de evitar esa parte del código, al estar ejecutando directamente esa parte del código en el test. Pero sin los test <text:s/>tenemos la opción de que <text:span text:style-name="T19">no llegue a llamarlo si lo ejecutamos sin argumentos.</text:span></text:p>
      <text:p text:style-name="P47"/>
      <text:p text:style-name="P49">3. No es posible que haya fallo y no error en el código, puesto que en la <text:span text:style-name="T33">declaración está tomando como valor posible el 0: “x[i]%2 ==1”</text:span> hay un error <text:span text:style-name="T33">al no tener en cuenta el valor absoluto puesto que los negativos darán ‘-1’ y no ‘1’ </text:span>y se ejecuta esa parte del código.</text:p>
      <text:p text:style-name="P47"/>
      <text:p text:style-name="P47"><text:span text:style-name="T20">4</text:span>. Cualquier array que no contenga <text:span text:style-name="T33">números impares negativos</text:span>. <text:s/>{2,4,-<text:span text:style-name="T31">2,-4</text:span>} <text:span text:style-name="T20">Esto va a hacer que aunque haya un fallo y un error de consistencia en la declaración comentada en el apartado anterior no provoque un failure.</text:span></text:p>
      <text:p text:style-name="P52"/>
      <text:p text:style-name="P53">5. Error: llama <text:span text:style-name="T20">a oddOrPos(arr), que al entrar al for comienza por la primera posición del array y va comparando los valores del array con 0 <text:s/>y viendo su módulo cuando algunas de las comparaciones son verdaderas aumenta el contador y luego compara el contador con el número que esp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42:38.264952266</meta:creation-date>
    <dc:date>2017-11-09T17:52:06.096800626</dc:date>
    <meta:editing-duration>PT1H21M36S</meta:editing-duration>
    <meta:editing-cycles>12</meta:editing-cycles>
    <meta:generator>LibreOffice/5.1.6.2$Linux_X86_64 LibreOffice_project/10m0$Build-2</meta:generator>
    <meta:document-statistic meta:table-count="0" meta:image-count="0" meta:object-count="0" meta:page-count="5" meta:paragraph-count="126" meta:word-count="1643" meta:character-count="9318" meta:non-whitespace-character-count="7270"/>
  </office:meta>
</office:document-meta>
</file>